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a5a585"/>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0.011cm" svg:y="-5cm"/>
          <draw:glue-point draw:id="5" svg:x="0cm" svg:y="5cm"/>
          <draw:glue-point draw:id="6" svg:x="-5cm" svg:y="-3.086cm"/>
          <draw:glue-point draw:id="7" svg:x="-5cm" svg:y="3.055cm"/>
          <draw:glue-point draw:id="8" svg:x="-5cm" svg:y="-0.017cm"/>
          <draw:glue-point draw:id="9" svg:x="5cm" svg:y="-3.055cm"/>
          <draw:glue-point draw:id="10" svg:x="5cm" svg:y="3.055cm"/>
          <draw:glue-point draw:id="11" svg:x="5cm" svg:y="-0.001cm"/>
          <draw:glue-point draw:id="12" svg:x="-0.036cm" svg:y="-0.012cm"/>
          <draw:polygon draw:style-name="gr1" draw:layer="layout" svg:width="2.849cm" svg:height="0.974cm" svg:x="0cm" svg:y="1.026cm" svg:viewBox="0 0 2850 975" draw:points="2850,487 2848,462 2842,438 2833,413 2820,389 2804,365 2784,341 2761,318 2734,295 2704,272 2670,251 2634,229 2594,208 2551,188 2506,169 2457,151 2406,133 2353,117 2297,102 2239,87 2178,73 2116,61 2052,49 1986,38 1919,29 1851,22 1781,15 1711,9 1640,5 1568,2 1496,0 1425,0 1352,0 1280,2 1209,5 1137,9 1067,15 998,22 930,29 863,38 797,49 733,61 671,73 610,87 552,102 496,117 443,133 391,151 343,169 298,188 255,208 215,229 179,251 145,272 115,295 88,318 64,341 45,365 29,389 16,413 7,438 1,462 0,487 1,512 7,536 16,561 29,585 45,609 64,633 88,656 115,679 145,702 179,723 215,745 255,766 298,786 343,805 391,823 443,841 496,857 552,872 610,887 671,901 733,913 797,925 863,935 930,945 998,952 1067,959 1137,964 1209,969 1280,972 1352,974 1425,975 1496,974 1568,972 1640,969 1711,964 1781,959 1851,952 1919,945 1986,935 2052,925 2116,913 2178,901 2239,887 2297,872 2353,857 2406,841 2457,823 2506,805 2551,786 2594,766 2634,745 2670,723 2704,702 2734,679 2761,656 2784,633 2804,609 2820,585 2833,561 2842,536 2848,512">
            <text:p/>
          </draw:polygon>
          <draw:polygon draw:style-name="gr2" draw:layer="layout" svg:width="2.833cm" svg:height="0.958cm" svg:x="0cm" svg:y="1.026cm" svg:viewBox="0 0 2834 959" draw:points="2834,479 2832,454 2826,431 2818,407 2805,383 2788,359 2768,336 2746,312 2719,290 2689,268 2656,246 2619,226 2580,205 2537,186 2493,166 2443,149 2392,132 2339,115 2284,100 2226,86 2166,72 2104,60 2041,49 1975,38 1909,29 1841,22 1772,15 1702,9 1631,6 1560,3 1488,1 1416,0 1345,1 1273,3 1201,6 1131,9 1061,15 992,22 924,29 857,38 792,49 729,60 667,72 607,86 549,100 493,115 440,132 389,149 341,166 296,186 253,205 214,226 178,246 145,268 114,290 87,312 65,336 45,359 28,383 15,407 7,431 1,454 0,479 1,504 7,527 15,552 28,576 45,599 65,623 87,646 114,668 145,690 178,712 214,733 253,753 296,773 341,792 389,810 440,827 493,843 549,858 607,872 667,886 729,899 792,909 857,920 924,929 992,936 1061,943 1131,949 1201,953 1273,956 1345,958 1416,959 1488,958 1560,956 1631,953 1702,949 1772,943 1841,936 1909,929 1975,920 2041,909 2104,899 2166,886 2226,872 2284,858 2339,843 2392,827 2443,810 2493,792 2537,773 2580,753 2619,733 2656,712 2689,690 2719,668 2746,646 2768,623 2788,599 2805,576 2818,552 2826,527 2832,504">
            <text:p/>
          </draw:polygon>
          <draw:polygon draw:style-name="gr1" draw:layer="layout" svg:width="2.833cm" svg:height="1.026cm" svg:x="0cm" svg:y="0.496cm" svg:viewBox="0 0 2834 1027" draw:points="0,0 0,1027 2834,1027 2834,0">
            <text:p/>
          </draw:polygon>
          <draw:polygon draw:style-name="gr3" draw:layer="layout" svg:width="2.849cm" svg:height="0.974cm" svg:x="0cm" svg:y="0cm" svg:viewBox="0 0 2850 975" draw:points="2850,487 2848,462 2842,437 2833,413 2820,389 2804,364 2784,341 2761,317 2734,295 2704,272 2670,250 2634,229 2594,208 2551,188 2506,169 2457,151 2406,133 2353,117 2297,102 2239,87 2178,73 2116,61 2052,49 1986,39 1919,29 1851,22 1781,15 1711,10 1640,5 1568,2 1496,0 1425,0 1352,0 1280,2 1209,5 1137,10 1067,15 998,22 930,29 863,39 797,49 733,61 671,73 610,87 552,102 496,117 443,133 391,151 343,169 298,188 255,208 215,229 179,250 145,272 115,295 88,317 64,341 45,364 29,389 16,413 7,437 1,462 0,487 1,512 7,536 16,560 29,585 45,609 64,633 88,656 115,679 145,702 179,723 215,745 255,765 298,785 343,804 391,823 443,840 496,857 552,872 610,887 671,901 733,913 797,924 863,935 930,944 998,952 1067,959 1137,964 1209,969 1280,972 1352,974 1425,975 1496,974 1568,972 1640,969 1711,964 1781,959 1851,952 1919,944 1986,935 2052,924 2116,913 2178,901 2239,887 2297,872 2353,857 2406,840 2457,823 2506,804 2551,785 2594,765 2634,745 2670,723 2704,702 2734,679 2761,656 2784,633 2804,609 2820,585 2833,560 2842,536 2848,512">
            <text:p/>
          </draw:polygon>
          <draw:path draw:style-name="gr2" draw:layer="layout" svg:width="2.833cm" svg:height="0.953cm" svg:x="0cm" svg:y="0.005cm" svg:viewBox="0 0 2834 954" svg:d="m2834 475-2-25-6-24-8-24-13-24-17-25-20-23-22-22-27-23-30-21-33-23-37-20-39-21-43-19-44-19-50-18-51-17-53-16-55-16-58-14-60-13-62-12-63-12-66-10-66-9-68-8-69-7-70-5-71-4-24-1h-382l-24 1-70 4-70 5-69 7-68 8-67 9-65 10-63 12-62 12-60 13-58 14-56 16-53 16-51 17-48 18-45 19-43 19-39 21-36 20-33 23-31 21-27 23-22 22-20 23-17 25-13 24-8 24-6 24-1 25 1 23 6 25 8 24 13 24 17 23 20 24 22 22 27 23 31 22 33 22 36 21 39 20 43 19 45 20 48 18 51 16 53 16 56 16 58 14 60 14 62 13 63 10 65 11 67 8 68 8 69 7 70 6 70 4 72 3 72 1 71 2 72-2 72-1 71-3 71-4 70-6 69-7 68-8 66-8 66-11 63-10 62-13 60-14 58-14 55-16 53-16 51-16 50-18 44-20 43-19 39-20 37-21 33-22 30-22 27-23 22-22 20-24 17-23 13-24 8-24 6-25zm2-23z">
            <text:p/>
          </draw:path>
          <draw:line draw:style-name="gr4" draw:layer="layout" svg:x1="0cm" svg:y1="0.479cm" svg:x2="0cm" svg:y2="1.505cm">
            <text:p/>
          </draw:line>
          <draw:line draw:style-name="gr4" draw:layer="layout" svg:x1="2.833cm" svg:y1="0.479cm" svg:x2="2.833cm" svg:y2="1.50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elational Database</dc:title>
    <meta:creation-date>2011-02-07T16:46:31</meta:creation-date>
    <meta:editing-duration>P0D</meta:editing-duration>
    <meta:editing-cycles>1</meta:editing-cycles>
    <meta:document-statistic meta:object-count="8"/>
    <meta:generator>OpenOffice.org/3.3$Linux OpenOffice.org_project/330m20$Build-9567</meta:generator>
  </office:meta>
</office:document-meta>
</file>